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cd60"/>
    </style:style>
    <style:style style:name="P2" style:family="paragraph" style:parent-style-name="Standard">
      <style:text-properties officeooo:rsid="0011cd60" officeooo:paragraph-rsid="0011cd60"/>
    </style:style>
    <style:style style:name="P3" style:family="paragraph" style:parent-style-name="Standard">
      <style:text-properties officeooo:rsid="0011cd60" officeooo:paragraph-rsid="0011e3bf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1e3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2</text:p>
      <text:p text:style-name="P1"><text:line-break/>Modelar (não precisa implementar) o seguinte problema:</text:p>
      <text:p text:style-name="P1"/>
      <text:p text:style-name="P1"><text:line-break/>O <text:span text:style-name="T2">almoxarifado</text:span> de uma <text:span text:style-name="T2">empresa</text:span> <text:span text:style-name="T2">estoca materiais</text:span> e deve <text:span text:style-name="T2">fazer o controle</text:span> disso. Para cada <text:span text:style-name="T2">material</text:span> ali depositado, deve-se saber o seu <text:span text:style-name="T2">código numérico</text:span>, seu <text:span text:style-name="T2">nome e o seu saldo (quantidade em estoque no momento)</text:span>. O <text:span text:style-name="T2">saldo</text:span> pode <text:span text:style-name="T2">ser alterado quando há retiradas ou abastecimentos,</text:span> o nome pode ser mudado e deve-se mostrar os dados do material quando necessário. O sistema deve permitir as <text:span text:style-name="T2">operações de entrada e saída do estoque</text:span> e montar uma l<text:span text:style-name="T2">ista de produtos</text:span> em estoque. </text:p>
      <text:p text:style-name="P2"/>
      <text:p text:style-name="P2">Classe Material</text:p>
      <text:p text:style-name="P2"/>
      <text:p text:style-name="P2">atributos</text:p>
      <text:p text:style-name="P2"/>
      <text:p text:style-name="P2">int codigoNumerico</text:p>
      <text:p text:style-name="P2">String nome</text:p>
      <text:p text:style-name="P2">double saldo</text:p>
      <text:p text:style-name="P2"/>
      <text:p text:style-name="P2"/>
      <text:p text:style-name="P2">métodos</text:p>
      <text:p text:style-name="P2"/>
      <text:p text:style-name="P2"/>
      <text:p text:style-name="P2">// <text:span text:style-name="T3">Altera saldo quando há retiradas ou abastecimentos</text:span></text:p>
      <text:p text:style-name="P2">setSaldo</text:p>
      <text:p text:style-name="P2"/>
      <text:p text:style-name="P2">//<text:span text:style-name="T3">Altera nome </text:span></text:p>
      <text:p text:style-name="P2">setNome</text:p>
      <text:p text:style-name="P2"/>
      <text:p text:style-name="P3">//mostra os dados do material </text:p>
      <text:p text:style-name="P2"><text:span text:style-name="T3">g</text:span>etCodigoNumerico</text:p>
      <text:p text:style-name="P2"/>
      <text:p text:style-name="P2">-------------------------------------------------------------------------------------------</text:p>
      <text:p text:style-name="P2"/>
      <text:p text:style-name="P2">Classe Estoque</text:p>
      <text:p text:style-name="P2"/>
      <text:p text:style-name="P2">atributos</text:p>
      <text:p text:style-name="P2"/>
      <text:p text:style-name="P3">// l<text:span text:style-name="T2">ista de produtos</text:span> em estoque</text:p>
      <text:p text:style-name="P3"><text:span text:style-name="Source_20_Text">List&lt;</text:span><text:span text:style-name="Source_20_Text"><text:span text:style-name="T3">Material</text:span></text:span><text:span text:style-name="Source_20_Text">&gt; produtos = new ArrayList();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3">métodos</text:span></text:span></text:p>
      <text:p text:style-name="P3"><text:span text:style-name="Source_20_Text"/></text:p>
      <text:p text:style-name="P3"><text:span text:style-name="Source_20_Text">//</text:span><text:span text:style-name="Source_20_Text"><text:span text:style-name="T3">operação de entrada de produtos</text:span></text:span></text:p>
      <text:p text:style-name="P3"><text:span text:style-name="Source_20_Text"><text:span text:style-name="T3">registrarEntradaProduto()</text:span></text:span></text:p>
      <text:p text:style-name="P3"><text:span text:style-name="Source_20_Text"/></text:p>
      <text:p text:style-name="P3"><text:span text:style-name="Source_20_Text">//</text:span><text:span text:style-name="Source_20_Text"><text:span text:style-name="T3">operação de saída de produtos</text:span></text:span></text:p>
      <text:p text:style-name="P3"><text:span text:style-name="Source_20_Text"><text:span text:style-name="T3">registrarSaidaProduto</text:span></text:span></text:p>
      <text:p text:style-name="P3"><text:span text:style-name="Source_20_Text"/></text:p>
      <text:p text:style-name="P3"><text:soft-page-break/><text:span text:style-name="Source_20_Text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57:44.113485595</meta:creation-date>
    <dc:date>2018-09-13T13:20:41.339401996</dc:date>
    <meta:editing-duration>PT1M56S</meta:editing-duration>
    <meta:editing-cycles>1</meta:editing-cycles>
    <meta:document-statistic meta:table-count="0" meta:image-count="0" meta:object-count="0" meta:page-count="2" meta:paragraph-count="25" meta:word-count="144" meta:character-count="1037" meta:non-whitespace-character-count="913"/>
    <meta:generator>LibreOffice/5.2.2.2$Linux_X86_64 LibreOffice_project/20m0$Build-1</meta:generator>
  </office:meta>
</office:document-meta>
</file>